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officeooo:paragraph-rsid="001ff689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915588223" text:style-name="L1">
        <text:list-item>
          <text:p text:style-name="P1"><text:bookmark text:name="oa_grade_block-v1:SkillFactory+DSPR-2.0+14JULY2021+type@openassessment+block@87487191632547dfa4ad5f14aa85d5b8_feedback_content"/>Комментарии команды курса</text:p>
          <text:p text:style-name="P2">Добрый день! Практически по всем пунктам критериев Вы идеально выполнили задание, замечательная и красивая работа! :) </text:p>
          <text:p text:style-name="P2"/>
          <text:p text:style-name="P2">Требования к оформлению: </text:p>
        </text:list-item>
        <text:list-item>
          <text:p text:style-name="P2">+ выполнение в Jupyter Notebook в соответствии с ноутбуком-шаблоном; </text:p>
        </text:list-item>
        <text:list-item>
          <text:p text:style-name="P2">+ структура оформления (отформатированные выводы в отдельных ячейках типа MarkDown, хорошо оформленный лаконичный код, ячейки сделали наглядными, удобно и понятно разбирать Ваше решение); </text:p>
        </text:list-item>
        <text:list-item>
          <text:p text:style-name="P2">+ широкое использование пройденных в курсе библиотек, ничего лишнего; </text:p>
        </text:list-item>
        <text:list-item>
          <text:p text:style-name="P2">+ читаемый и понятный код, отдельно хочется отметить грамотно продуманные имена переменных и функций; </text:p>
        </text:list-item>
        <text:list-item>
          <text:p text:style-name="P2">+ оформили графики по всем правилам, плюс за содержательные названия и подписи осей. </text:p>
          <text:p text:style-name="P2"/>
          <text:p text:style-name="P2">По заданиям: </text:p>
        </text:list-item>
        <text:list-item>
          <text:p text:style-name="P2">0. Здорово, что построили столько графиков для разведывательного анализа, отдельный плюс за построение матрицы корреляций и распределений таргета. Распределения отдельных признаков, конечно, тоже о многом говорят - отдельный плюс за использование pairplot из библиотеки seaborn. </text:p>
        </text:list-item>
        <text:list-item>
          <text:p text:style-name="P2">1. Верно рассчитали новые признаки и закодировали категориальные фичи. В принципе, признак пола здесь не слишком многочисленный по количеству различных значений, но тем не менее при таком типе кодирования может возникнуть проблема появления некоторого отношения порядка между признаками – 0 &lt; 1 === Male &lt; Female. Поэтому, на практике чаще используют OneHotEncoder (или get_dummies из библиотеки pandas, чтобы не возникало необходимости преобразовывать данные из numpy-массива обратно в pandas). </text:p>
        </text:list-item>
        <text:list-item>
          <text:p text:style-name="P2">2. В качестве скейлера лучше выбирать RobustScaler, т.к. данные содержат выбросы, которые мы не очищаем – MinMaxScaler к ним чувствителен, в дальнейшем это может ухудшить работу линейных моделей (логистической регресии). Здорово, что не ошиблись и обучили скейлер только на тренировочных данных, а на тестовых только трансформировали. </text:p>
        </text:list-item>
        <text:list-item>
          <text:p text:style-name="P2">3. Совершенно верно выбрали метрику, отличное содержательное обоснование, нечего добавить </text:p>
        </text:list-item>
        <text:list-item>
          <text:p text:style-name="P2"><text:soft-page-break/>4. Здорово, что сравнили метрики модели на стандартизованных и обычных данных, наглядно можно проследить, насколько важен процесс масштабирования Отдельный плюс за тестирование различных гиперпараметров. Модель, действительно, ближе к недообученной, поэтому регуляризация здесь не повлияет на качество. Можно также построить графики зависимости метрики от различных значений С. </text:p>
        </text:list-item>
        <text:list-item>
          <text:p text:style-name="P2">5. Аналогично хорошо, что попробовали разные гиперпараметры, здесь тоже можно построить график. Несмотря на расхождение метрик на тренировочных и тестовых данных всё-таки они выше, чем у обычной логистической регрессии – можно сделать вывод, что мы движемся в правильном направлении, решая проблему недообучения. </text:p>
        </text:list-item>
        <text:list-item>
          <text:p text:style-name="P2">6. Тоже всё правильно. Интересно наблюдать, как с каждым улучшением метрика увеличивается </text:p>
        </text:list-item>
        <text:list-item>
          <text:p text:style-name="P2">7. К обучению модели вопросов нет, отлично, что отметили переобучение – действительно, деревья очень склонны к этому, особенно, если делать их максимально глубокими и не добавлять методы регуляризации. </text:p>
        </text:list-item>
        <text:list-item>
          <text:p text:style-name="P2">8. Здорово, что получилось увеличить метрики после «стрижки». Наглядно видно, как показатели на тесте зависят от показателей при обучении. </text:p>
        </text:list-item>
        <text:list-item>
          <text:p text:style-name="P2">9. Хорошо, что ещё больше улучшили результат для деревянных моделей. Вообще, все связки «модель-данные» индивидуальны, иногда более простые интерпретируемые алгоритмы показывают более высокие метрики, нежели сложные и перегруженные. Именно поэтому принято для любой новой задачи начинать с тестирования простых методов, и только затем переходить к сложным. Здесь ещё играет роль затратность по ресурсам и временной отработке моделей - в реальных компаниях и бизнесе это играет важную роль. </text:p>
        </text:list-item>
        <text:list-item>
          <text:p text:style-name="P2">10. Тоже нет замечаний. </text:p>
        </text:list-item>
        <text:list-item>
          <text:p text:style-name="P2">11. Датасет составлен правильно, предсказание тоже какое надо. Отдельно хочется отметить: Содержательные глубокие выводы и рассуждения, это очень ценно в работе исследователя данных:) Также здорово, что сделали качественную полную предобработку данных. </text:p>
          <text:p text:style-name="P2"/>
          <text:p text:style-name="P2">Рекомендации: </text:p>
        </text:list-item>
        <text:list-item>
          <text:p text:style-name="P2">Можно тестировать и подбирать одновременно несколько гиперпараметров, для этого можно воспользоваться GridSearchCV (работает примерно как последовательность циклов, но позволяет более лаконично всё записывать в коде). Также есть библиотека optuna, она тоже делает подбор, но более грамотно и быстро – сразу прекращая процесс при обнаружении неоптимального «направления» значений гиперпараметра. С ними Вы подробнее познакомитесь в следующих модулях.</text:p>
          <text:p text:style-name="P2"><text:soft-page-break/></text:p>
          <text:p text:style-name="P2"><text:s/>Спасибо за выполненное задание! </text:p>
          <text:p text:style-name="P2">Отзыв подготовила ментор Мария Жарова. Если возникнут вопросы, можете обратиться ко мне в пачке в канал, оканчивающийся на 4м_ml_6. Постараюсь на всё ответить и разобраться с моментами, которые вызывают трудности. Удачи в обучении! 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imbus Roman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3T11:57:56.647889615</meta:creation-date>
    <dc:date>2023-04-13T12:02:14.992042664</dc:date>
    <meta:editing-duration>PT4M18S</meta:editing-duration>
    <meta:editing-cycles>1</meta:editing-cycles>
    <meta:document-statistic meta:table-count="0" meta:image-count="0" meta:object-count="0" meta:page-count="3" meta:paragraph-count="29" meta:word-count="621" meta:character-count="4544" meta:non-whitespace-character-count="3951"/>
    <meta:generator>LibreOffice/7.5.1.2$Linux_X86_64 LibreOffice_project/50$Build-2</meta:generator>
  </office:meta>
</office:document-meta>
</file>